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79b2" officeooo:paragraph-rsid="000579b2"/>
    </style:style>
    <style:style style:name="P2" style:family="paragraph" style:parent-style-name="Standard">
      <style:text-properties fo:font-weight="bold" officeooo:rsid="000579b2" officeooo:paragraph-rsid="000579b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ygotowanie studenta:</text:p>
      <text:p text:style-name="P1">Student przygotowany do prowadzenia zajęć. Wykazuję się pomysłowości oraz sprawnie przygotowuję materiały dydaktyczne do lekcji. Podczas zajęć przedstawia również wiedzę z pozycji wykorzystania ich w karierze programisty.</text:p>
      <text:p text:style-name="P2">Stopień samodzielności w organizowaniu i przygotowaniu pracy dydaktyczno-wychowawczej.</text:p>
      <text:p text:style-name="P1">Student samodzielnie przeprowadza lekcję, przedstawiając materiał i realizując cele. Sumiennie opracowuje materiał do przedstawiena uczniów. Potrzebował mojego drobnego wsparcia w utrzymaniu dyscypliny.</text:p>
      <text:p text:style-name="P2">Umiejętność nawiązania kontaktu z uczniami.</text:p>
      <text:p text:style-name="P1">Nawiązuje pozytywną relację z uczniami. Podczas prowadzonnych zajęć dba by każdy z uczniów w pełni skorzystał z lekcji</text:p>
      <text:p text:style-name="P2">Zachowanie studenta w trudnych sytuacjach; stopień inwencji</text:p>
      <text:p text:style-name="P1">W poprawny sposób dba o dyscyplinę. Wykazuję się pomysłowością w rozwijaniu standardowych lekcji z progamu nauczania.</text:p>
      <text:p text:style-name="P2">Stosunek do powierzonych prac:</text:p>
      <text:p text:style-name="P1">Student był sumienny i pilny, zawsze był przygotowany do zajęć.</text:p>
      <text:p text:style-name="P2">Zainteresowania ucznia przydatne w zawodzie.</text:p>
      <text:p text:style-name="P1">Student interesuję się nowoczesnymi metodami nauczania i próbuje do nich nawiązywać podczas prowadzonych lek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8:53:25.893563212</meta:creation-date>
    <dc:date>2019-10-04T09:02:40.388137250</dc:date>
    <meta:editing-duration>PT9M14S</meta:editing-duration>
    <meta:editing-cycles>1</meta:editing-cycles>
    <meta:document-statistic meta:table-count="0" meta:image-count="0" meta:object-count="0" meta:page-count="1" meta:paragraph-count="12" meta:word-count="138" meta:character-count="1118" meta:non-whitespace-character-count="992"/>
    <meta:generator>LibreOffice/6.0.7.3$Linux_X86_64 LibreOffice_project/00m0$Build-3</meta:generator>
  </office:meta>
</office:document-meta>
</file>